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textarea-horizontal-align="justify" draw:textarea-vertical-align="middle" draw:auto-grow-height="false" fo:min-height="1.164cm" fo:min-width="2.046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2.018cm" fo:min-width="6.112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1.518cm" fo:min-width="2.046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1.576cm" fo:min-width="5.86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1.136cm" fo:min-width="3.026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2.25cm" fo:min-width="8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2.35cm" fo:min-width="7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758cm" fo:min-width="2.712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0.821cm" fo:min-width="2.648cm"/>
    </style:style>
    <style:style style:name="gr11" style:family="graphic" style:parent-style-name="standard">
      <style:graphic-properties draw:fill-color="#fff200" draw:textarea-horizontal-align="justify" draw:textarea-vertical-align="middle" draw:auto-grow-height="false" fo:min-height="1.25cm" fo:min-width="6.7cm"/>
    </style:style>
    <style:style style:name="gr12" style:family="graphic" style:parent-style-name="standard">
      <style:graphic-properties draw:fill-color="#fff200" draw:textarea-horizontal-align="justify" draw:textarea-vertical-align="middle" draw:auto-grow-height="false" fo:min-height="0.95cm" fo:min-width="8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7" draw:id="id7" draw:layer="layout" svg:width="3.6cm" svg:height="2cm" svg:x="9.2cm" svg:y="0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0.5cm" svg:height="3.6cm" svg:x="4.5cm" svg:y="7cm">
          <text:p text:style-name="P1">Wczytaj n ( liczba całkowita,</text:p>
          <text:p text:style-name="P1"><text:s/>którą wprowadza użytkownik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6" draw:id="id6" draw:layer="layout" svg:width="3.6cm" svg:height="2.5cm" svg:x="16.2cm" svg:y="23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10.1cm" svg:height="2.9cm" svg:x="6.4cm" svg:y="3.3cm">
          <text:p text:style-name="P1">Pokaż:</text:p>
          <text:p text:style-name="P1">„Podaj liczbę całkowitą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3" draw:id="id3" draw:layer="layout" svg:width="5.6cm" svg:height="2.2cm" svg:x="14.6cm" svg:y="19.2cm">
          <text:p text:style-name="P1">Wypisz</text:p>
          <text:p text:style-name="P1">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10" draw:id="id10" draw:layer="layout" svg:width="8.5cm" svg:height="2.5cm" svg:x="6cm" svg:y="11.6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7.8cm" svg:height="2.6cm" svg:x="7.7cm" svg:y="15.7cm">
          <text:p text:style-name="P1">i = 1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7.7cm" svg:y1="17cm" svg:x2="8.95cm" svg:y2="20.5cm" draw:start-shape="id1" draw:start-glue-point="3" draw:end-shape="id2" draw:end-glue-point="5" svg:d="M7700 17000h-501v2400h1751v1100" svg:viewBox="0 0 1752 3501">
          <text:p text:style-name="P1">Tak</text:p>
        </draw:connector>
        <draw:connector draw:style-name="gr8" draw:text-style-name="P3" draw:layer="layout" svg:x1="15.5cm" svg:y1="17cm" svg:x2="18.1cm" svg:y2="19.2cm" draw:start-shape="id1" draw:start-glue-point="1" draw:end-shape="id3" draw:end-glue-point="4" svg:d="M15500 17000h2600v2200" svg:viewBox="0 0 2601 2201">
          <text:p text:style-name="P1">Nie</text:p>
        </draw:connector>
        <draw:custom-shape draw:style-name="gr9" draw:text-style-name="P2" xml:id="id2" draw:id="id2" draw:layer="layout" svg:width="5.1cm" svg:height="1.6cm" svg:x="6.4cm" svg:y="20.5cm">
          <text:p text:style-name="P1">Wypisz</text:p>
          <text:p text:style-name="P1">„Podaj liczbę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xml:id="id4" draw:id="id4" draw:layer="layout" svg:width="5cm" svg:height="1.7cm" svg:x="6.4cm" svg:y="23cm">
          <text:p text:style-name="P1">Pobierz</text:p>
          <text:p text:style-name="P1">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5" draw:id="id5" draw:layer="layout" svg:width="7.2cm" svg:height="1.5cm" svg:x="5.5cm" svg:y="25.5cm">
          <text:p text:style-name="P1">iloczyn = iloczyn*a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" draw:id="id11" draw:layer="layout" svg:width="8.8cm" svg:height="1.2cm" svg:x="2.4cm" svg:y="28.2cm">
          <text:p text:style-name="P1">i = i+1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8.95cm" svg:y1="22.1cm" svg:x2="9.525cm" svg:y2="23cm" draw:start-shape="id2" draw:start-glue-point="8" draw:end-shape="id4" draw:end-glue-point="4" svg:d="M8950 22100v451h575v449" svg:viewBox="0 0 576 901">
          <text:p/>
        </draw:connector>
        <draw:connector draw:style-name="gr13" draw:text-style-name="P3" draw:layer="layout" svg:x1="8.275cm" svg:y1="24.7cm" svg:x2="9.1cm" svg:y2="25.5cm" draw:start-shape="id4" draw:start-glue-point="7" draw:end-shape="id5" draw:end-glue-point="0" svg:d="M8275 24700v401h825v399" svg:viewBox="0 0 826 801">
          <text:p/>
        </draw:connector>
        <draw:connector draw:style-name="gr13" draw:text-style-name="P3" draw:layer="layout" svg:x1="17.4cm" svg:y1="21.4cm" svg:x2="18cm" svg:y2="23.2cm" draw:start-shape="id3" draw:start-glue-point="8" draw:end-shape="id6" draw:end-glue-point="4" svg:d="M17400 21400v901h600v899" svg:viewBox="0 0 601 1801">
          <text:p/>
        </draw:connector>
        <draw:connector draw:style-name="gr13" draw:text-style-name="P3" draw:layer="layout" svg:x1="11cm" svg:y1="2.3cm" svg:x2="11.45cm" svg:y2="3.3cm" draw:start-shape="id7" draw:start-glue-point="8" draw:end-shape="id8" draw:end-glue-point="5" svg:d="M11000 2300v501h450v499" svg:viewBox="0 0 451 1001">
          <text:p/>
        </draw:connector>
        <draw:connector draw:style-name="gr13" draw:text-style-name="P3" draw:layer="layout" svg:x1="11.45cm" svg:y1="6.2cm" svg:x2="9.75cm" svg:y2="7cm" draw:start-shape="id8" draw:start-glue-point="8" draw:end-shape="id9" draw:end-glue-point="5" svg:d="M11450 6200v401h-1700v399" svg:viewBox="0 0 1701 801">
          <text:p/>
        </draw:connector>
        <draw:connector draw:style-name="gr13" draw:text-style-name="P3" draw:layer="layout" svg:x1="8.437cm" svg:y1="10.6cm" svg:x2="10.25cm" svg:y2="14.1cm" draw:start-shape="id9" draw:start-glue-point="7" draw:end-shape="id10" svg:d="M8437 10600v4001h1813v-501" svg:viewBox="0 0 1814 4002">
          <text:p/>
        </draw:connector>
        <draw:connector draw:style-name="gr13" draw:text-style-name="P3" draw:layer="layout" svg:x1="10.25cm" svg:y1="14.1cm" svg:x2="11.6cm" svg:y2="15.7cm" draw:start-shape="id10" draw:start-glue-point="2" draw:end-shape="id1" draw:end-glue-point="0" svg:d="M10250 14100v800h1350v800" svg:viewBox="0 0 1351 1601">
          <text:p/>
        </draw:connector>
        <draw:connector draw:style-name="gr13" draw:text-style-name="P3" draw:layer="layout" svg:x1="9.1cm" svg:y1="27cm" svg:x2="6.8cm" svg:y2="28.2cm" draw:start-shape="id5" draw:start-glue-point="2" draw:end-shape="id11" svg:d="M9100 27000v600h-2300v600" svg:viewBox="0 0 2301 1201">
          <text:p/>
        </draw:connector>
        <draw:connector draw:style-name="gr13" draw:text-style-name="P3" draw:layer="layout" svg:x1="2.4cm" svg:y1="28.8cm" svg:x2="11.6cm" svg:y2="15.7cm" draw:start-shape="id11" draw:start-glue-point="3" draw:end-shape="id1" draw:end-glue-point="0" svg:d="M2400 28800h-501v-13601h9701v501" svg:viewBox="0 0 9702 13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9:54:05.526111972</meta:creation-date>
    <dc:date>2018-11-28T10:37:44.599834094</dc:date>
    <meta:editing-duration>PT30M57S</meta:editing-duration>
    <meta:editing-cycles>26</meta:editing-cycles>
    <meta:generator>LibreOffice/6.0.6.2$Linux_X86_64 LibreOffice_project/00m0$Build-2</meta:generator>
    <meta:document-statistic meta:object-count="22"/>
  </office:meta>
</office:document-meta>
</file>